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1fe" officeooo:paragraph-rsid="0010d1fe"/>
    </style:style>
    <style:style style:name="P2" style:family="paragraph" style:parent-style-name="Standard">
      <style:text-properties officeooo:rsid="0010d1fe" officeooo:paragraph-rsid="0010d1fe"/>
    </style:style>
    <style:style style:name="P3" style:family="paragraph" style:parent-style-name="Standard">
      <style:text-properties officeooo:rsid="0010d1fe" officeooo:paragraph-rsid="0011e4ab"/>
    </style:style>
    <style:style style:name="T1" style:family="text">
      <style:text-properties officeooo:rsid="0011e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input files: <text:line-break/>- CADD</text:p>
      <text:p text:style-name="P1">- Coverage</text:p>
      <text:p text:style-name="P1">- Network</text:p>
      <text:p text:style-name="P1"/>
      <text:p text:style-name="P1"/>
      <text:p text:style-name="P1">CADD: </text:p>
      <text:p text:style-name="P1">- ‘CADD.pl’ → <text:span text:style-name="T1">for all the mutations in the </text:span>prostate data</text:p>
      <text:p text:style-name="P1">- ’<text:span text:style-name="T1">CADD_aggr.pl’ → Only for the mutations in the aggresive prostate data</text:span></text:p>
      <text:p text:style-name="P3">- ’<text:span text:style-name="T1">CADD_non_aggr.pl’ → Only for the mutations in the non-aggresive prostate data</text:span></text:p>
      <text:p text:style-name="P1"/>
      <text:p text:style-name="P1">Coverage:</text:p>
      <text:p text:style-name="P1">- ‘coverage.pl’ → mutation frequencies not corrected (all prostate cancer)</text:p>
      <text:p text:style-name="P1">- ‘coverage_corrected.pl’ → mutation frequencies corrected (all prostate cancer)</text:p>
      <text:p text:style-name="P1">- ‘coverage_corrected_aggr.pl’ → mutation frequencies corrected and only aggresive</text:p>
      <text:p text:style-name="P1">- ‘coverage_corrected_non_aggr.pl’ → mutation frequencies corrected and only non-aggresive</text:p>
      <text:p text:style-name="P1"/>
      <text:p text:style-name="P1">Networks:</text:p>
      <text:p text:style-name="P1">-’network.pl’ → network1</text:p>
      <text:p text:style-name="P1">-’network8.pl’ → network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7:27:08.937442902</meta:creation-date>
    <dc:date>2023-03-14T17:43:04.821752051</dc:date>
    <meta:editing-duration>PT6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90" meta:character-count="648" meta:non-whitespace-character-count="571"/>
  </office:meta>
</office:document-meta>
</file>